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Demography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Demography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19"/>
        <table:table-column table:style-name="co1" table:number-columns-repeated="247" table:default-cell-style-name="Default"/>
        <table:table-row table:style-name="ro1">
          <table:table-cell table:style-name="ce1" office:value-type="string">
            <text:p>Sr No</text:p>
          </table:table-cell>
          <table:table-cell table:style-name="ce4" office:value-type="string">
            <text:p>Employee ID</text:p>
          </table:table-cell>
          <table:table-cell table:style-name="ce4" office:value-type="string">
            <text:p>Grade</text:p>
          </table:table-cell>
          <table:table-cell table:style-name="ce1" office:value-type="string">
            <text:p>Name of Insured</text:p>
          </table:table-cell>
          <table:table-cell table:style-name="ce13" office:value-type="string">
            <text:p>Date of Birth (DD/MM/YYYY)</text:p>
          </table:table-cell>
          <table:table-cell table:style-name="ce1" office:value-type="string">
            <text:p>Gender</text:p>
          </table:table-cell>
          <table:table-cell table:style-name="ce13" office:value-type="string">
            <text:p>Relation</text:p>
          </table:table-cell>
          <table:table-cell table:style-name="ce13" office:value-type="string">
            <text:p>Date of Joining (DD/MM/YYYY)</text:p>
          </table:table-cell>
          <table:table-cell table:style-name="ce17" office:value-type="string">
            <text:p>Sum Insured</text:p>
          </table:table-cell>
          <table:table-cell table:number-columns-repeated="24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W001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MAHADEV BABURAO DONGARE</text:p>
          </table:table-cell>
          <table:table-cell table:style-name="ce14" office:value-type="date" office:date-value="1968-01-05">
            <text:p>05/01/68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87-05-07">
            <text:p>07/05/87</text:p>
          </table:table-cell>
          <table:table-cell table:style-name="ce18" office:value-type="float" office:value="100000">
            <text:p>1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W002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DATTATRAYA TRIMBAKRAO NARAYANKAR</text:p>
          </table:table-cell>
          <table:table-cell table:style-name="ce14" office:value-type="date" office:date-value="1965-06-15">
            <text:p>15/06/65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87-05-08">
            <text:p>08/05/87</text:p>
          </table:table-cell>
          <table:table-cell table:style-name="ce18" office:value-type="float" office:value="100000">
            <text:p>1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W004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JAGANATH BABANRAO NALBHE</text:p>
          </table:table-cell>
          <table:table-cell table:style-name="ce14" office:value-type="date" office:date-value="1966-05-06">
            <text:p>06/05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87-07-07">
            <text:p>07/07/87</text:p>
          </table:table-cell>
          <table:table-cell table:style-name="ce18" office:value-type="float" office:value="100000">
            <text:p>1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W005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RAMKRISHNA MALHARI SASANE</text:p>
          </table:table-cell>
          <table:table-cell table:style-name="ce14" office:value-type="date" office:date-value="1966-06-07">
            <text:p>07/06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87-09-19">
            <text:p>19/09/87</text:p>
          </table:table-cell>
          <table:table-cell table:style-name="ce18" office:value-type="float" office:value="100000">
            <text:p>1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W006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BABAN SHAMRAO DAKE</text:p>
          </table:table-cell>
          <table:table-cell table:style-name="ce14" office:value-type="date" office:date-value="1967-09-20">
            <text:p>20/09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87-10-03">
            <text:p>03/10/87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W007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DIGAMBAR WAMANRAO WANKHEDE</text:p>
          </table:table-cell>
          <table:table-cell table:style-name="ce14" office:value-type="date" office:date-value="1960-12-02">
            <text:p>02/12/6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87-10-14">
            <text:p>14/10/87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W008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UDHAKAR ASARAM BHOITE</text:p>
          </table:table-cell>
          <table:table-cell table:style-name="ce14" office:value-type="date" office:date-value="1970-06-01">
            <text:p>01/06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87-10-14">
            <text:p>14/10/87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W009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UTTAM EKNATH GAIKE</text:p>
          </table:table-cell>
          <table:table-cell table:style-name="ce14" office:value-type="date" office:date-value="1966-06-01">
            <text:p>01/06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87-10-15">
            <text:p>15/10/87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W010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MUKUNDA SHIVRAM KOSTI</text:p>
          </table:table-cell>
          <table:table-cell table:style-name="ce14" office:value-type="date" office:date-value="1967-06-01">
            <text:p>01/06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87-10-18">
            <text:p>18/10/87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W011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YAKUB BABABHAI SHAIKH</text:p>
          </table:table-cell>
          <table:table-cell table:style-name="ce14" office:value-type="date" office:date-value="1967-06-01">
            <text:p>01/06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87-11-11">
            <text:p>11/11/87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W012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ANKUSH VISHWANATH ABHANG</text:p>
          </table:table-cell>
          <table:table-cell table:style-name="ce14" office:value-type="date" office:date-value="1965-06-01">
            <text:p>01/06/6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88-01-18">
            <text:p>18/01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W013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HASHIKANT RAGHUNATH SONAWANE</text:p>
          </table:table-cell>
          <table:table-cell table:style-name="ce14" office:value-type="date" office:date-value="1968-02-12">
            <text:p>12/02/6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88-02-21">
            <text:p>21/02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W014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ABDUL KHALEK HABIB SHAIKH</text:p>
          </table:table-cell>
          <table:table-cell table:style-name="ce14" office:value-type="date" office:date-value="1964-08-20">
            <text:p>20/08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88-04-09">
            <text:p>09/04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W015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RAJU EKNATH NARWADE</text:p>
          </table:table-cell>
          <table:table-cell table:style-name="ce14" office:value-type="date" office:date-value="1969-05-01">
            <text:p>01/05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88-04-14">
            <text:p>14/04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W016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KALYAN PANDHRINATH THORAT</text:p>
          </table:table-cell>
          <table:table-cell table:style-name="ce14" office:value-type="date" office:date-value="1967-05-02">
            <text:p>02/05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88-05-14">
            <text:p>14/05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W017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DADARAO RAMBHAU RAKSHE</text:p>
          </table:table-cell>
          <table:table-cell table:style-name="ce14" office:value-type="date" office:date-value="1966-07-25">
            <text:p>25/07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88-06-12">
            <text:p>12/06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W018</text:p>
          </table:table-cell>
          <table:table-cell table:style-name="ce6" office:value-type="string">
            <text:p>I.T.I.</text:p>
          </table:table-cell>
          <table:table-cell table:style-name="ce9" office:value-type="string">
            <text:p>GANGARAM FAKIRA HIWALE</text:p>
          </table:table-cell>
          <table:table-cell table:style-name="ce14" office:value-type="date" office:date-value="1965-11-27">
            <text:p>27/11/6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88-07-05">
            <text:p>05/07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W019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PRASAD PANDHRINATH RANPISE</text:p>
          </table:table-cell>
          <table:table-cell table:style-name="ce14" office:value-type="date" office:date-value="1969-04-11">
            <text:p>11/04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88-08-03">
            <text:p>03/08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W020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DILIP PANDHRINATH BOBADE</text:p>
          </table:table-cell>
          <table:table-cell table:style-name="ce14" office:value-type="date" office:date-value="1966-06-25">
            <text:p>25/06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88-08-10">
            <text:p>10/08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W021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RAJENDRA SANDU BHAWAR</text:p>
          </table:table-cell>
          <table:table-cell table:style-name="ce14" office:value-type="date" office:date-value="1969-07-01">
            <text:p>01/07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88-09-27">
            <text:p>27/09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W022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BALU KHANDU TRIBHUWAN</text:p>
          </table:table-cell>
          <table:table-cell table:style-name="ce14" office:value-type="date" office:date-value="1964-11-27">
            <text:p>27/11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88-08-10">
            <text:p>10/08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W023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URESH NAMDEORAO BHOMBE</text:p>
          </table:table-cell>
          <table:table-cell table:style-name="ce14" office:value-type="date" office:date-value="1970-01-07">
            <text:p>07/01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88-10-17">
            <text:p>17/10/88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" office:value-type="string">
            <text:p>W003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UDHAKAR VISHWANATH BHAMRE</text:p>
          </table:table-cell>
          <table:table-cell table:style-name="ce14" office:value-type="date" office:date-value="1962-05-06">
            <text:p>06/05/6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87-05-20">
            <text:p>20/05/87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W024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BABASAHEB DEVIDAS SUKRE</text:p>
          </table:table-cell>
          <table:table-cell table:style-name="ce14" office:value-type="date" office:date-value="1958-07-10">
            <text:p>10/07/5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1-01-20">
            <text:p>20/01/91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W025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KALYAN SURYABHAN BOBADE</text:p>
          </table:table-cell>
          <table:table-cell table:style-name="ce14" office:value-type="date" office:date-value="1967-09-10">
            <text:p>10/09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2-04-01">
            <text:p>01/04/92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5" office:value-type="string">
            <text:p>W02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VASANT BABURAO SADAVARTE</text:p>
          </table:table-cell>
          <table:table-cell table:style-name="ce14" office:value-type="date" office:date-value="1969-02-07">
            <text:p>07/02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2-04-01">
            <text:p>01/04/92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W02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YYAD ALI SAYYAD GULAB SAYYAD</text:p>
          </table:table-cell>
          <table:table-cell table:style-name="ce14" office:value-type="date" office:date-value="1964-07-05">
            <text:p>05/07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2-04-01">
            <text:p>01/04/92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W02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HAIKH HAMID SHAIKH MAHMAD SHAIKH</text:p>
          </table:table-cell>
          <table:table-cell table:style-name="ce14" office:value-type="date" office:date-value="1963-04-04">
            <text:p>04/04/6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2-04-01">
            <text:p>01/04/92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W029</text:p>
          </table:table-cell>
          <table:table-cell table:style-name="ce6" office:value-type="string">
            <text:p>NON.I.T.I.</text:p>
          </table:table-cell>
          <table:table-cell table:style-name="ce10" office:value-type="string">
            <text:p>BHAUSAHEB SUKHDEO SARAG</text:p>
          </table:table-cell>
          <table:table-cell table:style-name="ce14" office:value-type="date" office:date-value="1969-12-20">
            <text:p>20/12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2-04-01">
            <text:p>01/04/92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W03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ALU BHIVSAN TRIBHUWAN</text:p>
          </table:table-cell>
          <table:table-cell table:style-name="ce14" office:value-type="date" office:date-value="1966-10-20">
            <text:p>20/10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2-04-01">
            <text:p>01/04/92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W03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LAXMAN NAGORAO BHAWALE</text:p>
          </table:table-cell>
          <table:table-cell table:style-name="ce14" office:value-type="date" office:date-value="1964-06-10">
            <text:p>10/06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2-06-01">
            <text:p>01/06/92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W03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AJIRAO PANDU KHANDAGALE</text:p>
          </table:table-cell>
          <table:table-cell table:style-name="ce14" office:value-type="date" office:date-value="1966-11-15">
            <text:p>15/11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W03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HESHRAO RAGHOJI DHOTRE</text:p>
          </table:table-cell>
          <table:table-cell table:style-name="ce14" office:value-type="date" office:date-value="1967-06-14">
            <text:p>14/06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5" office:value-type="string">
            <text:p>W03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PANDIT SHAMRAO KURUND</text:p>
          </table:table-cell>
          <table:table-cell table:style-name="ce14" office:value-type="date" office:date-value="1971-06-01">
            <text:p>01/06/7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" office:value-type="string">
            <text:p>W035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VITHAL UTTAM KESKAR</text:p>
          </table:table-cell>
          <table:table-cell table:style-name="ce14" office:value-type="date" office:date-value="1966-06-01">
            <text:p>01/06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5" office:value-type="string">
            <text:p>W03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DATTATRAYA NANDGIR GIRI</text:p>
          </table:table-cell>
          <table:table-cell table:style-name="ce14" office:value-type="date" office:date-value="1971-01-01">
            <text:p>01/01/7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W03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YUNUS BASHA SAYYAD</text:p>
          </table:table-cell>
          <table:table-cell table:style-name="ce14" office:value-type="date" office:date-value="1966-05-07">
            <text:p>07/05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" office:value-type="string">
            <text:p>W03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ABASAHEB NATHA DEOKATE</text:p>
          </table:table-cell>
          <table:table-cell table:style-name="ce14" office:value-type="date" office:date-value="1966-02-13">
            <text:p>13/02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W039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VAZIR BAPUJI PATHAN</text:p>
          </table:table-cell>
          <table:table-cell table:style-name="ce14" office:value-type="date" office:date-value="1967-02-03">
            <text:p>03/02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5" office:value-type="string">
            <text:p>W04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UDHAV RADHAKISHAN ZOL</text:p>
          </table:table-cell>
          <table:table-cell table:style-name="ce14" office:value-type="date" office:date-value="1964-03-05">
            <text:p>05/03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4-10-01">
            <text:p>01/10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" office:value-type="string">
            <text:p>W04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K.KAYYUM SK.IMMAMBHAI SHAIKH</text:p>
          </table:table-cell>
          <table:table-cell table:style-name="ce14" office:value-type="date" office:date-value="1969-12-29">
            <text:p>29/12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5" office:value-type="string">
            <text:p>W042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SANGAMESHWAR RAMLINGAPPA RAGHO</text:p>
          </table:table-cell>
          <table:table-cell table:style-name="ce14" office:value-type="date" office:date-value="1970-02-01">
            <text:p>01/02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5" office:value-type="string">
            <text:p>W04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MOHAN BHAGWAN DAMALE</text:p>
          </table:table-cell>
          <table:table-cell table:style-name="ce14" office:value-type="date" office:date-value="1968-06-01">
            <text:p>01/06/6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5" office:value-type="string">
            <text:p>W04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KISAN EKNATH SHENDGE</text:p>
          </table:table-cell>
          <table:table-cell table:style-name="ce14" office:value-type="date" office:date-value="1970-04-08">
            <text:p>08/04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" office:value-type="string">
            <text:p>W045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POPAT SARJERAO ADSUL</text:p>
          </table:table-cell>
          <table:table-cell table:style-name="ce14" office:value-type="date" office:date-value="1972-06-16">
            <text:p>16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5" office:value-type="string">
            <text:p>W04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TUKARAM SANTRAM GORE</text:p>
          </table:table-cell>
          <table:table-cell table:style-name="ce14" office:value-type="date" office:date-value="1972-01-02">
            <text:p>02/01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" office:value-type="string">
            <text:p>W04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AFIQ RASHID SHAIKH</text:p>
          </table:table-cell>
          <table:table-cell table:style-name="ce14" office:value-type="date" office:date-value="1971-01-20">
            <text:p>20/01/7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W04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UNIL KUSHABHAU BHAGYAWANT</text:p>
          </table:table-cell>
          <table:table-cell table:style-name="ce14" office:value-type="date" office:date-value="1974-01-01">
            <text:p>01/01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string">
            <text:p>W049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AM MANIKRAO GHAYAL</text:p>
          </table:table-cell>
          <table:table-cell table:style-name="ce14" office:value-type="date" office:date-value="1970-03-06">
            <text:p>06/03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W05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GOVIND JANARDHAN PAHELWAN</text:p>
          </table:table-cell>
          <table:table-cell table:style-name="ce14" office:value-type="date" office:date-value="1970-03-07">
            <text:p>07/03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W05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K.ISAQ SK.GANI SHAIKH</text:p>
          </table:table-cell>
          <table:table-cell table:style-name="ce14" office:value-type="date" office:date-value="1972-01-01">
            <text:p>01/01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W05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USTUM SHANKAR GAHAL</text:p>
          </table:table-cell>
          <table:table-cell table:style-name="ce14" office:value-type="date" office:date-value="1972-06-05">
            <text:p>05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5" office:value-type="string">
            <text:p>W05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FAYAZ MH.IDRIS SHAIKH</text:p>
          </table:table-cell>
          <table:table-cell table:style-name="ce14" office:value-type="date" office:date-value="1972-01-01">
            <text:p>01/01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5" office:value-type="string">
            <text:p>W05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PRALHAD MAROTI KAKADE</text:p>
          </table:table-cell>
          <table:table-cell table:style-name="ce14" office:value-type="date" office:date-value="1965-10-10">
            <text:p>10/10/6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4-12-01">
            <text:p>01/12/94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W05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JANARDHAN MAROTI DABHADE</text:p>
          </table:table-cell>
          <table:table-cell table:style-name="ce14" office:value-type="date" office:date-value="1967-06-05">
            <text:p>05/06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5-06-03">
            <text:p>03/06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W05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NARAYAN VITHALRAO RAJGE</text:p>
          </table:table-cell>
          <table:table-cell table:style-name="ce14" office:value-type="date" office:date-value="1967-01-05">
            <text:p>05/01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5-06-03">
            <text:p>03/06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5" office:value-type="string">
            <text:p>W058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UNIL ANANT SALVE</text:p>
          </table:table-cell>
          <table:table-cell table:style-name="ce14" office:value-type="date" office:date-value="1969-10-10">
            <text:p>10/10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5-07-04">
            <text:p>04/07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5" office:value-type="string">
            <text:p>W059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ARJUN HARIBHAU DHAKNE</text:p>
          </table:table-cell>
          <table:table-cell table:style-name="ce14" office:value-type="date" office:date-value="1977-06-01">
            <text:p>01/06/7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5-07-04">
            <text:p>04/07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W060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ABDUL GAFUR SHAIKH</text:p>
          </table:table-cell>
          <table:table-cell table:style-name="ce14" office:value-type="date" office:date-value="1970-07-10">
            <text:p>10/07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5-07-04">
            <text:p>04/07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5" office:value-type="string">
            <text:p>W061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AJAY DWARKADAS GHOTANKAR</text:p>
          </table:table-cell>
          <table:table-cell table:style-name="ce14" office:value-type="date" office:date-value="1972-01-20">
            <text:p>20/01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5-07-16">
            <text:p>16/07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5" office:value-type="string">
            <text:p>W062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FAYAZ S SHAIKH SIKANDAR SHAIKH</text:p>
          </table:table-cell>
          <table:table-cell table:style-name="ce14" office:value-type="date" office:date-value="1972-06-01">
            <text:p>01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5-07-20">
            <text:p>20/07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5" office:value-type="string">
            <text:p>W063</text:p>
          </table:table-cell>
          <table:table-cell table:style-name="ce6" office:value-type="string">
            <text:p>I.T.I.</text:p>
          </table:table-cell>
          <table:table-cell table:style-name="ce9" office:value-type="string">
            <text:p>KALYAN DASHRATH NARWADE</text:p>
          </table:table-cell>
          <table:table-cell table:style-name="ce14" office:value-type="date" office:date-value="1970-06-13">
            <text:p>13/06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5-07-20">
            <text:p>20/07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5" office:value-type="string">
            <text:p>W06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NAVNATH JANARDHAN TAMBE</text:p>
          </table:table-cell>
          <table:table-cell table:style-name="ce14" office:value-type="date" office:date-value="1974-07-01">
            <text:p>01/07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5" office:value-type="string">
            <text:p>W06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VINAYAK DALSING RATHOD</text:p>
          </table:table-cell>
          <table:table-cell table:style-name="ce14" office:value-type="date" office:date-value="1970-07-01">
            <text:p>01/07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5" office:value-type="string">
            <text:p>W06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NAVNATH SURYABHAN MUKHEKAR</text:p>
          </table:table-cell>
          <table:table-cell table:style-name="ce14" office:value-type="date" office:date-value="1972-06-01">
            <text:p>01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W068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RAMNATHPRASAD HARIJAN</text:p>
          </table:table-cell>
          <table:table-cell table:style-name="ce14" office:value-type="date" office:date-value="1965-02-05">
            <text:p>05/02/6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5" office:value-type="string">
            <text:p>W069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ALASAHEB SHRIPATI DEOKATE</text:p>
          </table:table-cell>
          <table:table-cell table:style-name="ce14" office:value-type="date" office:date-value="1973-05-01">
            <text:p>01/05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5" office:value-type="string">
            <text:p>W07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YYAD GAFUR SAYYAD MAHMAD SAYYAD</text:p>
          </table:table-cell>
          <table:table-cell table:style-name="ce14" office:value-type="date" office:date-value="1965-03-11">
            <text:p>11/03/6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W07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NIVRUTTI SHANKARRAO KSHIRSAGAR</text:p>
          </table:table-cell>
          <table:table-cell table:style-name="ce14" office:value-type="date" office:date-value="1969-04-04">
            <text:p>04/04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W07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NJAY LAXMAN JADHAV</text:p>
          </table:table-cell>
          <table:table-cell table:style-name="ce14" office:value-type="date" office:date-value="1973-07-10">
            <text:p>10/07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W07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HANUDAS VITHALRAO TAKWALE</text:p>
          </table:table-cell>
          <table:table-cell table:style-name="ce14" office:value-type="date" office:date-value="1970-01-10">
            <text:p>10/01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W07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IYAZ BABABHAI SHAIKH</text:p>
          </table:table-cell>
          <table:table-cell table:style-name="ce14" office:value-type="date" office:date-value="1971-04-01">
            <text:p>01/04/7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W075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MAHEMOOD MAHMAD SHAIKH</text:p>
          </table:table-cell>
          <table:table-cell table:style-name="ce14" office:value-type="date" office:date-value="1972-06-01">
            <text:p>01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5" office:value-type="string">
            <text:p>W07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APU JANARDHAN GAHAL</text:p>
          </table:table-cell>
          <table:table-cell table:style-name="ce14" office:value-type="date" office:date-value="1971-07-07">
            <text:p>07/07/7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5-09-01">
            <text:p>01/09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W077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KIRAN SURESHRAO JOSHI</text:p>
          </table:table-cell>
          <table:table-cell table:style-name="ce14" office:value-type="date" office:date-value="1970-04-03">
            <text:p>03/04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5-10-01">
            <text:p>01/10/95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5" office:value-type="string">
            <text:p>W07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YUSUF YASINBHAI SHAIKH</text:p>
          </table:table-cell>
          <table:table-cell table:style-name="ce14" office:value-type="date" office:date-value="1964-06-02">
            <text:p>02/06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W079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EKBAL MITTHUBHAI BAGWAN</text:p>
          </table:table-cell>
          <table:table-cell table:style-name="ce14" office:value-type="date" office:date-value="1967-06-01">
            <text:p>01/06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W08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UKDEO UTTAMRAO TAKWALE</text:p>
          </table:table-cell>
          <table:table-cell table:style-name="ce14" office:value-type="date" office:date-value="1973-06-01">
            <text:p>01/06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W08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ARKASH BHIKAJI GANGAWANE</text:p>
          </table:table-cell>
          <table:table-cell table:style-name="ce14" office:value-type="date" office:date-value="1972-04-01">
            <text:p>01/04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5" office:value-type="string">
            <text:p>W08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ASHID BABULAL SHAIKH</text:p>
          </table:table-cell>
          <table:table-cell table:style-name="ce14" office:value-type="date" office:date-value="1964-06-02">
            <text:p>02/06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200000">
            <text:p>2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5" office:value-type="string">
            <text:p>W08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K.AYAZ SK.ABBAS SHAIKH</text:p>
          </table:table-cell>
          <table:table-cell table:style-name="ce14" office:value-type="date" office:date-value="1970-01-01">
            <text:p>01/01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5" office:value-type="string">
            <text:p>W08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DNYANESHWAR TRIMBAKRAO GHULE</text:p>
          </table:table-cell>
          <table:table-cell table:style-name="ce14" office:value-type="date" office:date-value="1970-01-01">
            <text:p>01/01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5" office:value-type="string">
            <text:p>W085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DILIP MACHINDRA SHINDE</text:p>
          </table:table-cell>
          <table:table-cell table:style-name="ce14" office:value-type="date" office:date-value="1972-09-05">
            <text:p>05/09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5" office:value-type="string">
            <text:p>W08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NURKHA SAHEBKHAN PATHAN</text:p>
          </table:table-cell>
          <table:table-cell table:style-name="ce14" office:value-type="date" office:date-value="1969-05-02">
            <text:p>02/05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5" office:value-type="string">
            <text:p>W08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HABIR SHAMSHERKHAN PATHAN</text:p>
          </table:table-cell>
          <table:table-cell table:style-name="ce14" office:value-type="date" office:date-value="1970-08-01">
            <text:p>01/08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5" office:value-type="string">
            <text:p>W08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URESH VISHWANATH PARKHE</text:p>
          </table:table-cell>
          <table:table-cell table:style-name="ce14" office:value-type="date" office:date-value="1967-10-05">
            <text:p>05/10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5" office:value-type="string">
            <text:p>W089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ANDU MAROTRAO SATALE</text:p>
          </table:table-cell>
          <table:table-cell table:style-name="ce14" office:value-type="date" office:date-value="1973-09-09">
            <text:p>09/09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5" office:value-type="string">
            <text:p>W09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UBHASH DEVIDAS SARAG</text:p>
          </table:table-cell>
          <table:table-cell table:style-name="ce14" office:value-type="date" office:date-value="1972-05-05">
            <text:p>05/05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5" office:value-type="string">
            <text:p>W09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NJAYKUMAR KANHAIALAL PARDESHI</text:p>
          </table:table-cell>
          <table:table-cell table:style-name="ce14" office:value-type="date" office:date-value="1969-02-05">
            <text:p>05/02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5" office:value-type="string">
            <text:p>W09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K.AHEMAD SK.MAHEMOOD SHAIKH</text:p>
          </table:table-cell>
          <table:table-cell table:style-name="ce14" office:value-type="date" office:date-value="1972-11-15">
            <text:p>15/11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1996-01-01">
            <text:p>01/01/9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5" office:value-type="string">
            <text:p>W093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VITHAL SHANKARRAO GAHAL</text:p>
          </table:table-cell>
          <table:table-cell table:style-name="ce14" office:value-type="date" office:date-value="1976-09-05">
            <text:p>05/09/7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1997-01-13">
            <text:p>13/01/9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5" office:value-type="string">
            <text:p>W094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KUMAR VITHAL BALIYA</text:p>
          </table:table-cell>
          <table:table-cell table:style-name="ce14" office:value-type="date" office:date-value="1979-01-04">
            <text:p>04/01/7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1997-01-13">
            <text:p>13/01/9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5" office:value-type="string">
            <text:p>W095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HESHRAO ASARAM NIKAM</text:p>
          </table:table-cell>
          <table:table-cell table:style-name="ce14" office:value-type="date" office:date-value="1962-09-27">
            <text:p>27/09/6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5" office:value-type="string">
            <text:p>W09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NJAY RADHAKISHAN BADSAL</text:p>
          </table:table-cell>
          <table:table-cell table:style-name="ce14" office:value-type="date" office:date-value="1974-06-10">
            <text:p>10/06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5" office:value-type="string">
            <text:p>W09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HIVNATH RAGHUNATH GHUNGASE</text:p>
          </table:table-cell>
          <table:table-cell table:style-name="ce14" office:value-type="date" office:date-value="1974-06-16">
            <text:p>16/06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5" office:value-type="string">
            <text:p>W09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ASHOK CHANDRAKANT JAWALE</text:p>
          </table:table-cell>
          <table:table-cell table:style-name="ce14" office:value-type="date" office:date-value="1969-05-04">
            <text:p>04/05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5" office:value-type="string">
            <text:p>W099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VASUDEV SAKHARAM BATULE</text:p>
          </table:table-cell>
          <table:table-cell table:style-name="ce14" office:value-type="date" office:date-value="1975-06-01">
            <text:p>01/06/7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5" office:value-type="string">
            <text:p>W10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HEBA RAMAJI WAGHMODE</text:p>
          </table:table-cell>
          <table:table-cell table:style-name="ce14" office:value-type="date" office:date-value="1974-05-02">
            <text:p>02/05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5" office:value-type="string">
            <text:p>W10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BHASKAR MAHADEV AMBHORE</text:p>
          </table:table-cell>
          <table:table-cell table:style-name="ce14" office:value-type="date" office:date-value="1962-06-01">
            <text:p>01/06/6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5" office:value-type="string">
            <text:p>W10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ASLAM SHAMSHERKHAN PATHAN</text:p>
          </table:table-cell>
          <table:table-cell table:style-name="ce14" office:value-type="date" office:date-value="1974-07-01">
            <text:p>01/07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5" office:value-type="string">
            <text:p>W10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K.AYYAZ SK.FARIDBHAI SHAIKH</text:p>
          </table:table-cell>
          <table:table-cell table:style-name="ce14" office:value-type="date" office:date-value="1970-06-14">
            <text:p>14/06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0-01-01">
            <text:p>01/01/00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5" office:value-type="string">
            <text:p>W104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DILIP GHAMAJI HIWRALE</text:p>
          </table:table-cell>
          <table:table-cell table:style-name="ce14" office:value-type="date" office:date-value="1968-06-01">
            <text:p>01/06/6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5-05-14">
            <text:p>14/05/05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5" office:value-type="string">
            <text:p>W105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HRIKISAN BHAUSAHEB GHANWAT</text:p>
          </table:table-cell>
          <table:table-cell table:style-name="ce14" office:value-type="date" office:date-value="1984-06-01">
            <text:p>01/06/8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06-07-08">
            <text:p>08/07/0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5" office:value-type="string">
            <text:p>W106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RAMESHWAR BAPURAO THOTE</text:p>
          </table:table-cell>
          <table:table-cell table:style-name="ce14" office:value-type="date" office:date-value="1987-06-15">
            <text:p>15/06/8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06-09-04">
            <text:p>04/09/06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5" office:value-type="string">
            <text:p>W107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HRIKRISHNA VASANTRAO BIHADE</text:p>
          </table:table-cell>
          <table:table-cell table:style-name="ce14" office:value-type="date" office:date-value="1970-08-29">
            <text:p>29/08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8-05-06">
            <text:p>06/05/08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5" office:value-type="string">
            <text:p>W108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DATTATRAYA DINGAMBAR THOMBRE</text:p>
          </table:table-cell>
          <table:table-cell table:style-name="ce14" office:value-type="date" office:date-value="1977-08-20">
            <text:p>20/08/7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7-05-03">
            <text:p>03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W109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SUDARSHAN SATISHRAO SHUKLA</text:p>
          </table:table-cell>
          <table:table-cell table:style-name="ce14" office:value-type="date" office:date-value="1983-05-20">
            <text:p>20/05/8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07-05-12">
            <text:p>12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W110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MADHUKAR LAXMAN KHEDKAR</text:p>
          </table:table-cell>
          <table:table-cell table:style-name="ce14" office:value-type="date" office:date-value="1979-06-01">
            <text:p>01/06/7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5" office:value-type="string">
            <text:p>W111</text:p>
          </table:table-cell>
          <table:table-cell table:style-name="ce6" office:value-type="string">
            <text:p>I.T.I.</text:p>
          </table:table-cell>
          <table:table-cell table:style-name="ce8" office:value-type="string">
            <text:p>PURUSHOTTAM BALURAMJI GOLE</text:p>
          </table:table-cell>
          <table:table-cell table:style-name="ce14" office:value-type="date" office:date-value="1983-05-23">
            <text:p>23/05/8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7-06-02">
            <text:p>02/06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5" office:value-type="string">
            <text:p>W11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AJENDRA RAGHOJI DHOTRE</text:p>
          </table:table-cell>
          <table:table-cell table:style-name="ce14" office:value-type="date" office:date-value="1967-01-01">
            <text:p>01/01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5" office:value-type="string">
            <text:p>W11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PRADEEP BHIMSING THAKUR</text:p>
          </table:table-cell>
          <table:table-cell table:style-name="ce14" office:value-type="date" office:date-value="1979-09-23">
            <text:p>23/09/7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W11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AJENDRA PRABHAKAR KORANNE</text:p>
          </table:table-cell>
          <table:table-cell table:style-name="ce14" office:value-type="date" office:date-value="1972-06-15">
            <text:p>15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5" office:value-type="string">
            <text:p>W116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HAM BABURAO WADNERE</text:p>
          </table:table-cell>
          <table:table-cell table:style-name="ce14" office:value-type="date" office:date-value="1966-12-26">
            <text:p>26/12/6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5" office:value-type="string">
            <text:p>W11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NJAY BABURAO GAJRE</text:p>
          </table:table-cell>
          <table:table-cell table:style-name="ce14" office:value-type="date" office:date-value="1969-06-11">
            <text:p>11/06/6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5" office:value-type="string">
            <text:p>W11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UBHASH RAJARAM TASKAR</text:p>
          </table:table-cell>
          <table:table-cell table:style-name="ce14" office:value-type="date" office:date-value="1976-01-05">
            <text:p>05/01/7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5" office:value-type="string">
            <text:p>W119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ASHOK PANDURANG UNBEG</text:p>
          </table:table-cell>
          <table:table-cell table:style-name="ce14" office:value-type="date" office:date-value="1971-06-01">
            <text:p>01/06/7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5" office:value-type="string">
            <text:p>W120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RAOSAHEB SARJERAO DILWALE</text:p>
          </table:table-cell>
          <table:table-cell table:style-name="ce14" office:value-type="date" office:date-value="1972-06-20">
            <text:p>20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5" office:value-type="string">
            <text:p>W121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LAXMAN JANARDHAN GAHAL</text:p>
          </table:table-cell>
          <table:table-cell table:style-name="ce14" office:value-type="date" office:date-value="1975-07-06">
            <text:p>06/07/7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5" office:value-type="string">
            <text:p>W12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SATISH SHAHURAO BORUDE</text:p>
          </table:table-cell>
          <table:table-cell table:style-name="ce14" office:value-type="date" office:date-value="1972-09-07">
            <text:p>07/09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5" office:value-type="string">
            <text:p>W123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KAILAS LAXMAN JADHAV</text:p>
          </table:table-cell>
          <table:table-cell table:style-name="ce14" office:value-type="date" office:date-value="1971-08-05">
            <text:p>05/08/7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5" office:value-type="string">
            <text:p>W124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TULSHIRAM SAKARAM JADHAV</text:p>
          </table:table-cell>
          <table:table-cell table:style-name="ce14" office:value-type="date" office:date-value="1973-04-03">
            <text:p>03/04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5" office:value-type="string">
            <text:p>W125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NANDU ASARAM CHORMORE</text:p>
          </table:table-cell>
          <table:table-cell table:style-name="ce14" office:value-type="date" office:date-value="1968-04-16">
            <text:p>16/04/6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07-05-01">
            <text:p>01/05/07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5" office:value-type="string">
            <text:p>W127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NITIN HARIAPPA AURANGE</text:p>
          </table:table-cell>
          <table:table-cell table:style-name="ce14" office:value-type="date" office:date-value="1989-03-30">
            <text:p>30/03/8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2-07-15">
            <text:p>15/07/12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5" office:value-type="string">
            <text:p>W128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KADUBAL EKNATH JADHAV</text:p>
          </table:table-cell>
          <table:table-cell table:style-name="ce14" office:value-type="date" office:date-value="1985-08-31">
            <text:p>31/08/8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2-07-15">
            <text:p>15/07/12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5" office:value-type="string">
            <text:p>W129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JAGNATH VENKATRAO GULDE</text:p>
          </table:table-cell>
          <table:table-cell table:style-name="ce14" office:value-type="date" office:date-value="1964-08-27">
            <text:p>27/08/6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5" office:value-type="string">
            <text:p>W130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FAYYAZ BABA SHAIKH</text:p>
          </table:table-cell>
          <table:table-cell table:style-name="ce14" office:value-type="date" office:date-value="1978-11-20">
            <text:p>20/11/7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5" office:value-type="string">
            <text:p>W131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UNUS MAHETAB SHAIKH</text:p>
          </table:table-cell>
          <table:table-cell table:style-name="ce14" office:value-type="date" office:date-value="1978-01-01">
            <text:p>01/01/7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5" office:value-type="string">
            <text:p>W132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SAHEBRAO KRISHNAJI WAGHCHOURE</text:p>
          </table:table-cell>
          <table:table-cell table:style-name="ce14" office:value-type="date" office:date-value="1961-12-12">
            <text:p>12/12/6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5" office:value-type="string">
            <text:p>W133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SHIVAJI NATHU KHOLASE</text:p>
          </table:table-cell>
          <table:table-cell table:style-name="ce14" office:value-type="date" office:date-value="1967-06-01">
            <text:p>01/06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5" office:value-type="string">
            <text:p>W134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DASHRATH SURYABHAN UGHADE</text:p>
          </table:table-cell>
          <table:table-cell table:style-name="ce14" office:value-type="date" office:date-value="1976-07-02">
            <text:p>02/07/7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5" office:value-type="string">
            <text:p>W135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GANESH GANGARAM UMAP</text:p>
          </table:table-cell>
          <table:table-cell table:style-name="ce14" office:value-type="date" office:date-value="1970-06-17">
            <text:p>17/06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5" office:value-type="string">
            <text:p>W136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PRAKASH RAOSAHEB VEER</text:p>
          </table:table-cell>
          <table:table-cell table:style-name="ce14" office:value-type="date" office:date-value="1976-06-05">
            <text:p>05/06/7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5" office:value-type="string">
            <text:p>W137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DIGAMBAR RANGANATH SARGAR</text:p>
          </table:table-cell>
          <table:table-cell table:style-name="ce14" office:value-type="date" office:date-value="1974-01-01">
            <text:p>01/01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5" office:value-type="string">
            <text:p>W138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ABDUL AHEMAD SHAIKH</text:p>
          </table:table-cell>
          <table:table-cell table:style-name="ce14" office:value-type="date" office:date-value="1972-06-15">
            <text:p>15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5" office:value-type="string">
            <text:p>W139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RAJU MUGAJI SHRIRAM</text:p>
          </table:table-cell>
          <table:table-cell table:style-name="ce14" office:value-type="date" office:date-value="1977-01-01">
            <text:p>01/01/7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5" office:value-type="string">
            <text:p>W140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BABASAHEB TUKARAM JAGDHANE</text:p>
          </table:table-cell>
          <table:table-cell table:style-name="ce14" office:value-type="date" office:date-value="1973-07-15">
            <text:p>15/07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5" office:value-type="string">
            <text:p>W141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EKNATH ASARAM WAGH</text:p>
          </table:table-cell>
          <table:table-cell table:style-name="ce14" office:value-type="date" office:date-value="1974-04-12">
            <text:p>12/04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W142</text:p>
          </table:table-cell>
          <table:table-cell table:style-name="ce6" office:value-type="string">
            <text:p>NON.I.T.I.</text:p>
          </table:table-cell>
          <table:table-cell table:style-name="ce8" office:value-type="string">
            <text:p>YUNUS SATTAR SHAIKH</text:p>
          </table:table-cell>
          <table:table-cell table:style-name="ce14" office:value-type="date" office:date-value="1977-04-05">
            <text:p>05/04/7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5" office:value-type="string">
            <text:p>W143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DATTU KADU NAWALE</text:p>
          </table:table-cell>
          <table:table-cell table:style-name="ce14" office:value-type="date" office:date-value="1973-05-07">
            <text:p>07/05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5" office:value-type="string">
            <text:p>W144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SHANKAR RAMBHAU UGHADE</text:p>
          </table:table-cell>
          <table:table-cell table:style-name="ce14" office:value-type="date" office:date-value="1976-02-20">
            <text:p>20/02/7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5" office:value-type="string">
            <text:p>W145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GANESH TULSHIDAS NAVGIRE</text:p>
          </table:table-cell>
          <table:table-cell table:style-name="ce14" office:value-type="date" office:date-value="1974-01-22">
            <text:p>22/01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5" office:value-type="string">
            <text:p>W146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FAYYAZ FARID SHAIKH</text:p>
          </table:table-cell>
          <table:table-cell table:style-name="ce14" office:value-type="date" office:date-value="1978-01-01">
            <text:p>01/01/7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5" office:value-type="string">
            <text:p>W147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RAJU BANDU JADHAV</text:p>
          </table:table-cell>
          <table:table-cell table:style-name="ce14" office:value-type="date" office:date-value="1978-07-15">
            <text:p>15/07/7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5" office:value-type="string">
            <text:p>W148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BHAGWAN BHANUDAS DOIFODE</text:p>
          </table:table-cell>
          <table:table-cell table:style-name="ce14" office:value-type="date" office:date-value="1975-03-01">
            <text:p>01/03/7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5" office:value-type="string">
            <text:p>W149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KALYAN TRIMBAK DILWALE</text:p>
          </table:table-cell>
          <table:table-cell table:style-name="ce14" office:value-type="date" office:date-value="1978-06-01">
            <text:p>01/06/7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5" office:value-type="string">
            <text:p>W150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ASHOK TULSHIRAM WAGH</text:p>
          </table:table-cell>
          <table:table-cell table:style-name="ce14" office:value-type="date" office:date-value="1967-03-05">
            <text:p>05/03/67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5" office:value-type="string">
            <text:p>W151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ANIL DATTATREYA NAJAN</text:p>
          </table:table-cell>
          <table:table-cell table:style-name="ce14" office:value-type="date" office:date-value="1972-06-01">
            <text:p>01/06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5" office:value-type="string">
            <text:p>W152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PRAKASH BHAUSAHEB AHIRE</text:p>
          </table:table-cell>
          <table:table-cell table:style-name="ce14" office:value-type="date" office:date-value="1978-12-02">
            <text:p>02/12/7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5" office:value-type="string">
            <text:p>W153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TULSHIRAM YADAV VEER</text:p>
          </table:table-cell>
          <table:table-cell table:style-name="ce14" office:value-type="date" office:date-value="1975-06-01">
            <text:p>01/06/7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5" office:value-type="string">
            <text:p>W154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POPAT RAKHAMAJI KESKAR</text:p>
          </table:table-cell>
          <table:table-cell table:style-name="ce14" office:value-type="date" office:date-value="1975-06-16">
            <text:p>16/06/7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5" office:value-type="string">
            <text:p>W155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BABASAHEB BHANUDAS VEER</text:p>
          </table:table-cell>
          <table:table-cell table:style-name="ce14" office:value-type="date" office:date-value="1975-11-05">
            <text:p>05/11/7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5" office:value-type="string">
            <text:p>W156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SACHIN MADHUKARRAO BHUSARE</text:p>
          </table:table-cell>
          <table:table-cell table:style-name="ce14" office:value-type="date" office:date-value="1981-06-18">
            <text:p>18/06/8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5" office:value-type="string">
            <text:p>W157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BALU JAGNATH CHOUDHAR</text:p>
          </table:table-cell>
          <table:table-cell table:style-name="ce14" office:value-type="date" office:date-value="1973-07-08">
            <text:p>08/07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3-07-01">
            <text:p>01/07/13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5" office:value-type="string">
            <text:p>W158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VISHWNATH NAMDEV KOLAKAR</text:p>
          </table:table-cell>
          <table:table-cell table:style-name="ce14" office:value-type="date" office:date-value="1970-06-02">
            <text:p>02/06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4-01-01">
            <text:p>01/01/14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5" office:value-type="string">
            <text:p>W159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POPAT KHANDU UGHADE</text:p>
          </table:table-cell>
          <table:table-cell table:style-name="ce14" office:value-type="date" office:date-value="1973-01-01">
            <text:p>01/01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4-01-01">
            <text:p>01/01/14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5" office:value-type="string">
            <text:p>W160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LIYAKHAT ABDUL SHAIKH</text:p>
          </table:table-cell>
          <table:table-cell table:style-name="ce14" office:value-type="date" office:date-value="1981-04-02">
            <text:p>02/04/8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4-01-01">
            <text:p>01/01/14</text:p>
          </table:table-cell>
          <table:table-cell table:style-name="ce18" office:value-type="float" office:value="300000">
            <text:p>3,0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5" office:value-type="string">
            <text:p>W161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BAPPASAHEB UTTAM TAKWALE</text:p>
          </table:table-cell>
          <table:table-cell table:style-name="ce14" office:value-type="date" office:date-value="1976-01-01">
            <text:p>01/01/7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4-01-01">
            <text:p>01/01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5" office:value-type="string">
            <text:p>W162</text:p>
          </table:table-cell>
          <table:table-cell table:style-name="ce6" office:value-type="string">
            <text:p>NON.I.T.I.</text:p>
          </table:table-cell>
          <table:table-cell table:style-name="ce11" office:value-type="string">
            <text:p>SANTOSH LAXMAN MAHAJAN</text:p>
          </table:table-cell>
          <table:table-cell table:style-name="ce14" office:value-type="date" office:date-value="1973-08-11">
            <text:p>11/08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4-01-01">
            <text:p>01/01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5" office:value-type="string">
            <text:p>W163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HUSEN KASAM SHAIKH</text:p>
          </table:table-cell>
          <table:table-cell table:style-name="ce14" office:value-type="date" office:date-value="1974-05-20">
            <text:p>20/05/74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4-01-01">
            <text:p>01/01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W164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SHREEMANT SHESHRAO MUGDAL</text:p>
          </table:table-cell>
          <table:table-cell table:style-name="ce14" office:value-type="date" office:date-value="1970-07-02">
            <text:p>02/07/7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W165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SHEKHAR RAMLINGAPPA RAGHO</text:p>
          </table:table-cell>
          <table:table-cell table:style-name="ce14" office:value-type="date" office:date-value="1972-12-13">
            <text:p>13/12/7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5" office:value-type="string">
            <text:p>W166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ROHIDAS HARICHANDRA SALUNKE</text:p>
          </table:table-cell>
          <table:table-cell table:style-name="ce14" office:value-type="date" office:date-value="1981-07-15">
            <text:p>15/07/81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5" office:value-type="string">
            <text:p>W167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LAXMAN JAGNNATH BOBADE</text:p>
          </table:table-cell>
          <table:table-cell table:style-name="ce14" office:value-type="date" office:date-value="1978-07-10">
            <text:p>10/07/78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5" office:value-type="string">
            <text:p>W168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NILESH MADANLAL JOSHI</text:p>
          </table:table-cell>
          <table:table-cell table:style-name="ce14" office:value-type="date" office:date-value="1982-06-26">
            <text:p>26/06/82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5" office:value-type="string">
            <text:p>W169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KACHRU MURLIDHAR GUNTE</text:p>
          </table:table-cell>
          <table:table-cell table:style-name="ce14" office:value-type="date" office:date-value="1980-10-06">
            <text:p>06/10/8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5" office:value-type="string">
            <text:p>W170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ARJUN DEVRAO THOMBRE</text:p>
          </table:table-cell>
          <table:table-cell table:style-name="ce14" office:value-type="date" office:date-value="1973-01-01">
            <text:p>01/01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5" office:value-type="string">
            <text:p>W171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AMBADSA MURLIDHAR RAJALE</text:p>
          </table:table-cell>
          <table:table-cell table:style-name="ce14" office:value-type="date" office:date-value="1976-08-04">
            <text:p>04/08/76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5" office:value-type="string">
            <text:p>W172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SOMNATH JAGNNATH SIRSAT</text:p>
          </table:table-cell>
          <table:table-cell table:style-name="ce14" office:value-type="date" office:date-value="1979-05-14">
            <text:p>14/05/79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on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5" office:value-type="string">
            <text:p>W173</text:p>
          </table:table-cell>
          <table:table-cell table:style-name="ce6" office:value-type="string">
            <text:p>NON.I.T.I.</text:p>
          </table:table-cell>
          <table:table-cell table:style-name="ce9" office:value-type="string">
            <text:p>GANESH RANGNATH BOKE</text:p>
          </table:table-cell>
          <table:table-cell table:style-name="ce14" office:value-type="date" office:date-value="1980-06-07">
            <text:p>07/06/80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ELF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5" office:value-type="string">
            <text:p>W174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ASHOK MUKTIRAM JADHAV</text:p>
          </table:table-cell>
          <table:table-cell table:style-name="ce14" office:value-type="date" office:date-value="1975-01-22">
            <text:p>22/01/75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Spouse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5" office:value-type="string">
            <text:p>W175</text:p>
          </table:table-cell>
          <table:table-cell table:style-name="ce6" office:value-type="string">
            <text:p>NON.I.T.I.</text:p>
          </table:table-cell>
          <table:table-cell table:style-name="ce12" office:value-type="string">
            <text:p>RAMKISAN UTTAMRAO DEVADKAR</text:p>
          </table:table-cell>
          <table:table-cell table:style-name="ce14" office:value-type="date" office:date-value="1973-08-21">
            <text:p>21/08/73</text:p>
          </table:table-cell>
          <table:table-cell table:style-name="ce16" office:value-type="string">
            <text:p>Male</text:p>
          </table:table-cell>
          <table:table-cell table:style-name="ce15" office:value-type="string">
            <text:p>Daughter</text:p>
          </table:table-cell>
          <table:table-cell table:style-name="ce14" office:value-type="date" office:date-value="2014-09-01">
            <text:p>01/09/14</text:p>
          </table:table-cell>
          <table:table-cell table:style-name="ce18" office:value-type="float" office:value="50000">
            <text:p>50,0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7"/>
          <table:table-cell table:number-columns-repeated="253"/>
        </table:table-row>
        <table:table-row table:style-name="ro2" table:number-rows-repeated="104840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" style:display-name="Excel Built-in 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4/11/2017</text:date>, <text:time>12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mography" style:display-name="PageStyle_Demograph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2:58:01</meta:creation-date>
    <dc:date>2017-11-04T12:04:37.02</dc:date>
    <meta:editing-cycles>11</meta:editing-cycles>
    <meta:editing-duration>PT52M37S</meta:editing-duration>
    <dc:creator>dp rb</dc:creator>
    <meta:generator>OpenOffice/4.1.3$Win32 OpenOffice.org_project/413m1$Build-9783</meta:generator>
    <meta:document-statistic meta:table-count="1" meta:cell-count="1548" meta:object-count="0"/>
  </office:meta>
</office:document-meta>
</file>